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2599" officeooo:paragraph-rsid="00142599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42599" officeooo:paragraph-rsid="00142599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42599" officeooo:paragraph-rsid="0014259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42599" officeooo:paragraph-rsid="0014259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fo:font-size="14pt" fo:font-weight="normal" officeooo:rsid="00142599" officeooo:paragraph-rsid="0014259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weight="normal" style:font-size-asian="10pt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weight="normal" officeooo:rsid="00148f82" officeooo:paragraph-rsid="00148f82" style:font-weight-asian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148f82" officeooo:paragraph-rsid="00148f82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Liberation Serif" fo:font-size="14pt" fo:font-weight="bold" officeooo:rsid="00148f82" officeooo:paragraph-rsid="00148f82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8f82" style:font-weight-asian="bold" style:font-weight-complex="bold"/>
    </style:style>
    <style:style style:name="T3" style:family="text">
      <style:text-properties style:font-name="Monospace" fo:font-size="10pt" style:font-size-asian="10pt"/>
    </style:style>
    <style:style style:name="T4" style:family="text">
      <style:text-properties style:font-name="Monospace" fo:font-size="10pt" fo:font-style="italic" style:font-size-asian="10pt" style:font-style-asian="italic"/>
    </style:style>
    <style:style style:name="T5" style:family="text">
      <style:text-properties officeooo:rsid="001626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7 ЛАБОРАТОРНАЯ РАБОТА №7</text:p>
      <text:p text:style-name="P3">РАБОТА В JAVA С ПОЧТОВЫМИ СЕРВИСАМИ</text:p>
      <text:p text:style-name="P1"/>
      <text:p text:style-name="P2"><text:tab/>Цель работы: изучить пакет JavaMail, позволяющий создавать почтовыеприложения и осуществлять обработку электронной почты.</text:p>
      <text:p text:style-name="P2"/>
      <text:p text:style-name="P2"><text:span text:style-name="T1"><text:tab/>7.1 Краткие теоретические сведения</text:span></text:p>
      <text:p text:style-name="P2"/>
      <text:p text:style-name="P4"><text:tab/>Java Mail – набор классов, которые обеспечивают платформенно ипротокольно независимый доступ к сервисам электронной почты и позволяютсоздавать полнофункциональные почтовые приложения.<text:tab/></text:p>
      <text:p text:style-name="P4"><text:tab/>JavaMail разработан для облегчения возможности обработки электроннойпочты простыми приложениями. Пакет включает классы, которые реализуютобщие почтовые функции и протоколы.</text:p>
      <text:p text:style-name="P4"><text:tab/>JavaMail API поддерживает различные реализации почтовых систем с различными форматами сообщений, с использованием различных транспортных протоколов. Обеспечивает набор базовых классов и интерфейсов, которые определяют API для приложений клиентов. Многим простым приложениям необходимо только взаимодействовать с системой передачи сообщений через эти базовые классы и интерфейсы. Пакет JavaMail входит в состав J2EE.</text:p>
      <text:p text:style-name="P4"><text:tab/>Абстрактный класс, который определяет набор атрибутов и содержание для почтового сообщения. Атрибуты класса Message определяют информацию адресации и определяют структуру содержания. Содержание представлено как объект DataHandler, который служит обверткой вокруг фактических данных.Класс Message реализует интерфейс Part. Интерфейс Part определяет атрибуты, которые требуются для определения и форматирования содержания данных, которые несет объект Message, и связывает с помощью интерфейса с почтовой системой. Класс Message добавляет атрибуты From, To, Subject, Reply-To и другие, необходимые для маршрутизации сообщения через транспортнуюсистему сообщений. JavaMail содержит подклассы Message, которыеподдерживают различные реализации.JavaMail API также поддерживает многослойные объекты Message, где каждый Bodypart определяет его собственный набор атрибутов и содержания.</text:p>
      <text:p text:style-name="P2"><text:tab/>Сообщения сохраняются в объектах Folder. Объект Folder может содержать подпапки так же как и сообщения, таким образом, обеспечивая древовидную структуру папки. В классе Folder объявлены методы, которые позволяют производить выборку, добавление в конец, копирование и удаление сообщений. Объект Folder может также посылать события компонентам, зарегистрированным как слушатели.</text:p>
      <text:p text:style-name="P2"><text:tab/>Класс Store определяет базу данных, которая скрепляет иерархию папки с ее сообщениями. Класс Store также определяетпротокол доступа, который обращается к папкам и получает сообщения, сохраненные в папках. Класс Store также реализует методы установления подключения с базой данных, выбора папки и закрытия подключение. Классы, реализующие протоколы доступа к<text:soft-page-break/>сообщениям (IMAP4, POP3, и т.д.) начинаются, наследуясь от класса Store. Пользователь типично начинает сессию с почтовой системой, соединяясь с конкретной реализацией Store.</text:p>
      <text:p text:style-name="P2"><text:tab/>Пользователь создает новое сообщение путем создания экземпляра подкласса Message. Осуществляет установку атрибутов, таких как адрес получателя и тема и добавляет содержание в объект Message. После этого он посылает сообщение посредством вызова метода Transport.send().</text:p>
      <text:p text:style-name="P2"><text:tab/>Transport моделирует транспортного агента, который пересылает сообщение списку получателей. Вызов метода Transport.send() с объектомMessage определяет соответствующий механизм передачи, основанный на егоадресах назначения.</text:p>
      <text:p text:style-name="P2"/>
      <text:p text:style-name="P2"><text:span text:style-name="T2"><text:tab/>7.2 Тексты разработанных классов</text:span></text:p>
      <text:p text:style-name="P2"/>
      <text:p text:style-name="P5"><text:span text:style-name="T3">package ui;</text:span></text:p>
      <text:p text:style-name="P6"/>
      <text:p text:style-name="P7"><text:span text:style-name="T3">import java.awt.EventQueue;</text:span></text:p>
      <text:p text:style-name="P6"/>
      <text:p text:style-name="P7"><text:span text:style-name="T3">public class MainGUI {</text:span></text:p>
      <text:p text:style-name="P6"/>
      <text:p text:style-name="P7"><text:span text:style-name="T3"><text:tab/>private JFrame frame;</text:span></text:p>
      <text:p text:style-name="P7"><text:span text:style-name="T3"><text:tab/>private static JTextArea </text:span><text:span text:style-name="T4">textArea</text:span><text:span text:style-name="T3">;</text:span></text:p>
      <text:p text:style-name="P7"><text:span text:style-name="T3"><text:tab/>private JPasswordField passwordField;</text:span></text:p>
      <text:p text:style-name="P7"><text:span text:style-name="T3"><text:tab/>private boolean working = false;</text:span></text:p>
      <text:p text:style-name="P7"><text:span text:style-name="T3"><text:tab/>private JTextField loginTextField;</text:span></text:p>
      <text:p text:style-name="P7"><text:span text:style-name="T3"><text:tab/>private JButton btnStartcheck;</text:span></text:p>
      <text:p text:style-name="P7"><text:span text:style-name="T3"><text:tab/>private MailChecker checkThread;</text:span></text:p>
      <text:p text:style-name="P7"><text:span text:style-name="T3"><text:tab/>private MailSender sendThread;</text:span></text:p>
      <text:p text:style-name="P7"><text:span text:style-name="T3"><text:tab/>private JTextField textField_1;</text:span></text:p>
      <text:p text:style-name="P7"><text:span text:style-name="T3"><text:tab/>private JTextField textField_2;</text:span></text:p>
      <text:p text:style-name="P6"/>
      <text:p text:style-name="P7"><text:span text:style-name="T3"><text:tab/>/**</text:span></text:p>
      <text:p text:style-name="P7"><text:span text:style-name="T3"><text:tab/> * Launch the application.</text:span></text:p>
      <text:p text:style-name="P7"><text:span text:style-name="T3"><text:tab/> */</text:span></text:p>
      <text:p text:style-name="P7"><text:span text:style-name="T3"><text:tab/>public static void main(String[] args) {</text:span></text:p>
      <text:p text:style-name="P7"><text:span text:style-name="T3"><text:tab/><text:tab/>EventQueue.</text:span><text:span text:style-name="T4">invokeLater</text:span><text:span text:style-name="T3">(new Runnable() {</text:span></text:p>
      <text:p text:style-name="P7"><text:span text:style-name="T3"><text:tab/><text:tab/><text:tab/>public void run() {</text:span></text:p>
      <text:p text:style-name="P7"><text:span text:style-name="T3"><text:tab/><text:tab/><text:tab/><text:tab/>try {</text:span></text:p>
      <text:p text:style-name="P7"><text:span text:style-name="T3"><text:tab/><text:tab/><text:tab/><text:tab/><text:tab/>MainGUI window = new MainGUI();</text:span></text:p>
      <text:p text:style-name="P7"><text:span text:style-name="T3"><text:tab/><text:tab/><text:tab/><text:tab/><text:tab/>window.frame.setVisible(true);</text:span></text:p>
      <text:p text:style-name="P7"><text:span text:style-name="T3"><text:tab/><text:tab/><text:tab/><text:tab/>} catch (Exception e) {</text:span></text:p>
      <text:p text:style-name="P7"><text:span text:style-name="T3"><text:tab/><text:tab/><text:tab/><text:tab/><text:tab/>e.printStackTrace();</text:span></text:p>
      <text:p text:style-name="P7"><text:span text:style-name="T3"><text:tab/><text:tab/><text:tab/><text:tab/>}</text:span></text:p>
      <text:p text:style-name="P7"><text:span text:style-name="T3"><text:tab/><text:tab/><text:tab/>}</text:span></text:p>
      <text:p text:style-name="P7"><text:span text:style-name="T3"><text:tab/><text:tab/>});</text:span></text:p>
      <text:p text:style-name="P7"><text:span text:style-name="T3"><text:tab/>}</text:span></text:p>
      <text:p text:style-name="P6"/>
      <text:p text:style-name="P7"><text:span text:style-name="T3"><text:tab/>/**</text:span></text:p>
      <text:p text:style-name="P7"><text:span text:style-name="T3"><text:tab/> * Create the application.</text:span></text:p>
      <text:p text:style-name="P7"><text:span text:style-name="T3"><text:tab/> */</text:span></text:p>
      <text:p text:style-name="P7"><text:span text:style-name="T3"><text:tab/>public MainGUI() {</text:span></text:p>
      <text:p text:style-name="P7"><text:span text:style-name="T3"><text:tab/><text:tab/>initialize();</text:span></text:p>
      <text:p text:style-name="P7"><text:span text:style-name="T3"><text:tab/>}</text:span></text:p>
      <text:p text:style-name="P6"/>
      <text:p text:style-name="P7"><text:span text:style-name="T3"><text:tab/>/**</text:span></text:p>
      <text:p text:style-name="P7"><text:span text:style-name="T3"><text:tab/> * Initialize the contents of the frame.</text:span></text:p>
      <text:p text:style-name="P7"><text:span text:style-name="T3"><text:tab/> */</text:span></text:p>
      <text:p text:style-name="P7"><text:soft-page-break/><text:span text:style-name="T3"><text:tab/>private void initialize() {</text:span></text:p>
      <text:p text:style-name="P7"><text:span text:style-name="T3"><text:tab/><text:tab/>frame = new JFrame();</text:span></text:p>
      <text:p text:style-name="P7"><text:span text:style-name="T3"><text:tab/><text:tab/>frame.setBounds(100, 100, 500, 381);</text:span></text:p>
      <text:p text:style-name="P7"><text:span text:style-name="T3"><text:tab/><text:tab/>frame.setDefaultCloseOperation(JFrame.</text:span><text:span text:style-name="T4">EXIT_ON_CLOSE</text:span><text:span text:style-name="T3">);</text:span></text:p>
      <text:p text:style-name="P7"><text:span text:style-name="T3"><text:tab/><text:tab/>frame.getContentPane().setLayout(null);</text:span></text:p>
      <text:p text:style-name="P7"><text:span text:style-name="T3"><text:tab/><text:tab/></text:span></text:p>
      <text:p text:style-name="P7"><text:span text:style-name="T3"><text:tab/><text:tab/>JTabbedPane tabbedPane = new JTabbedPane(JTabbedPane.</text:span><text:span text:style-name="T4">TOP</text:span><text:span text:style-name="T3">);</text:span></text:p>
      <text:p text:style-name="P7"><text:span text:style-name="T3"><text:tab/><text:tab/>tabbedPane.setBounds(10, 42, 464, 289);</text:span></text:p>
      <text:p text:style-name="P7"><text:span text:style-name="T3"><text:tab/><text:tab/>frame.getContentPane().add(tabbedPane);</text:span></text:p>
      <text:p text:style-name="P7"><text:span text:style-name="T3"><text:tab/><text:tab/></text:span></text:p>
      <text:p text:style-name="P7"><text:span text:style-name="T3"><text:tab/><text:tab/>JPanel panel = new JPanel();</text:span></text:p>
      <text:p text:style-name="P7"><text:span text:style-name="T3"><text:tab/><text:tab/>tabbedPane.addTab("check email", null, panel, null);</text:span></text:p>
      <text:p text:style-name="P7"><text:span text:style-name="T3"><text:tab/><text:tab/>panel.setLayout(null);</text:span></text:p>
      <text:p text:style-name="P7"><text:span text:style-name="T3"><text:tab/><text:tab/></text:span></text:p>
      <text:p text:style-name="P7"><text:span text:style-name="T3"><text:tab/><text:tab/>btnStartcheck = new JButton("start check");</text:span></text:p>
      <text:p text:style-name="P7"><text:span text:style-name="T3"><text:tab/><text:tab/>btnStartcheck.addActionListener(new ActionListener() {</text:span></text:p>
      <text:p text:style-name="P7"><text:span text:style-name="T3"><text:tab/><text:tab/><text:tab/>public void actionPerformed(ActionEvent arg0) {</text:span></text:p>
      <text:p text:style-name="P7"><text:span text:style-name="T3"><text:tab/><text:tab/><text:tab/><text:tab/>checkThread();</text:span></text:p>
      <text:p text:style-name="P7"><text:span text:style-name="T3"><text:tab/><text:tab/><text:tab/>}</text:span></text:p>
      <text:p text:style-name="P7"><text:span text:style-name="T3"><text:tab/><text:tab/>});</text:span></text:p>
      <text:p text:style-name="P7"><text:span text:style-name="T3"><text:tab/><text:tab/>btnStartcheck.setBounds(342, 11, 107, 23);</text:span></text:p>
      <text:p text:style-name="P7"><text:span text:style-name="T3"><text:tab/><text:tab/>panel.add(btnStartcheck);</text:span></text:p>
      <text:p text:style-name="P7"><text:span text:style-name="T3"><text:tab/><text:tab/></text:span></text:p>
      <text:p text:style-name="P7"><text:span text:style-name="T3"><text:tab/><text:tab/>JScrollPane scrollPane = new JScrollPane();</text:span></text:p>
      <text:p text:style-name="P7"><text:span text:style-name="T3"><text:tab/><text:tab/>scrollPane.setBounds(10, 45, 439, 205);</text:span></text:p>
      <text:p text:style-name="P7"><text:span text:style-name="T3"><text:tab/><text:tab/>panel.add(scrollPane);</text:span></text:p>
      <text:p text:style-name="P7"><text:span text:style-name="T3"><text:tab/><text:tab/></text:span></text:p>
      <text:p text:style-name="P7"><text:span text:style-name="T3"><text:tab/><text:tab/></text:span><text:span text:style-name="T4">textArea</text:span><text:span text:style-name="T3"> = new JTextArea();</text:span></text:p>
      <text:p text:style-name="P7"><text:span text:style-name="T3"><text:tab/><text:tab/>scrollPane.setViewportView(</text:span><text:span text:style-name="T4">textArea</text:span><text:span text:style-name="T3">);</text:span></text:p>
      <text:p text:style-name="P7"><text:span text:style-name="T3"><text:tab/><text:tab/></text:span></text:p>
      <text:p text:style-name="P7"><text:span text:style-name="T3"><text:tab/><text:tab/>JPanel panel_1 = new JPanel();</text:span></text:p>
      <text:p text:style-name="P7"><text:span text:style-name="T3"><text:tab/><text:tab/>tabbedPane.addTab("New tab", null, panel_1, null);</text:span></text:p>
      <text:p text:style-name="P7"><text:span text:style-name="T3"><text:tab/><text:tab/>panel_1.setLayout(null);</text:span></text:p>
      <text:p text:style-name="P7"><text:span text:style-name="T3"><text:tab/><text:tab/></text:span></text:p>
      <text:p text:style-name="P7"><text:span text:style-name="T3"><text:tab/><text:tab/>JButton btnSendEmail = new JButton("send email");</text:span></text:p>
      <text:p text:style-name="P7"><text:span text:style-name="T3"><text:tab/><text:tab/>btnSendEmail.addActionListener(new ActionListener() {</text:span></text:p>
      <text:p text:style-name="P7"><text:span text:style-name="T3"><text:tab/><text:tab/><text:tab/>public void actionPerformed(ActionEvent arg0) {</text:span></text:p>
      <text:p text:style-name="P7"><text:span text:style-name="T3"><text:tab/><text:tab/><text:tab/><text:tab/>sendEmail();</text:span></text:p>
      <text:p text:style-name="P7"><text:span text:style-name="T3"><text:tab/><text:tab/><text:tab/>}</text:span></text:p>
      <text:p text:style-name="P7"><text:span text:style-name="T3"><text:tab/><text:tab/>});</text:span></text:p>
      <text:p text:style-name="P7"><text:span text:style-name="T3"><text:tab/><text:tab/>btnSendEmail.setBounds(10, 11, 89, 23);</text:span></text:p>
      <text:p text:style-name="P7"><text:span text:style-name="T3"><text:tab/><text:tab/>panel_1.add(btnSendEmail);</text:span></text:p>
      <text:p text:style-name="P7"><text:span text:style-name="T3"><text:tab/><text:tab/></text:span></text:p>
      <text:p text:style-name="P7"><text:span text:style-name="T3"><text:tab/><text:tab/>JLabel lblTo = new JLabel("To");</text:span></text:p>
      <text:p text:style-name="P7"><text:span text:style-name="T3"><text:tab/><text:tab/>lblTo.setBounds(109, 15, 17, 14);</text:span></text:p>
      <text:p text:style-name="P7"><text:span text:style-name="T3"><text:tab/><text:tab/>panel_1.add(lblTo);</text:span></text:p>
      <text:p text:style-name="P7"><text:span text:style-name="T3"><text:tab/><text:tab/></text:span></text:p>
      <text:p text:style-name="P7"><text:span text:style-name="T3"><text:tab/><text:tab/>textField_1 = new JTextField();</text:span></text:p>
      <text:p text:style-name="P7"><text:span text:style-name="T3"><text:tab/><text:tab/>textField_1.setBounds(136, 12, 147, 20);</text:span></text:p>
      <text:p text:style-name="P7"><text:span text:style-name="T3"><text:tab/><text:tab/>panel_1.add(textField_1);</text:span></text:p>
      <text:p text:style-name="P7"><text:span text:style-name="T3"><text:tab/><text:tab/>textField_1.setColumns(10);</text:span></text:p>
      <text:p text:style-name="P7"><text:span text:style-name="T3"><text:tab/><text:tab/></text:span></text:p>
      <text:p text:style-name="P7"><text:span text:style-name="T3"><text:tab/><text:tab/>JLabel lblTheme = new JLabel("Theme");</text:span></text:p>
      <text:p text:style-name="P7"><text:span text:style-name="T3"><text:tab/><text:tab/>lblTheme.setBounds(10, 45, 32, 14);</text:span></text:p>
      <text:p text:style-name="P7"><text:span text:style-name="T3"><text:tab/><text:tab/>panel_1.add(lblTheme);</text:span></text:p>
      <text:p text:style-name="P7"><text:span text:style-name="T3"><text:tab/><text:tab/></text:span></text:p>
      <text:p text:style-name="P7"><text:span text:style-name="T3"><text:tab/><text:tab/>textField_2 = new JTextField();</text:span></text:p>
      <text:p text:style-name="P7"><text:span text:style-name="T3"><text:tab/><text:tab/>textField_2.setBounds(52, 45, 397, 23);</text:span></text:p>
      <text:p text:style-name="P7"><text:span text:style-name="T3"><text:tab/><text:tab/>panel_1.add(textField_2);</text:span></text:p>
      <text:p text:style-name="P7"><text:span text:style-name="T3"><text:tab/><text:tab/>textField_2.setColumns(10);</text:span></text:p>
      <text:p text:style-name="P7"><text:span text:style-name="T3"><text:tab/><text:tab/></text:span></text:p>
      <text:p text:style-name="P7"><text:span text:style-name="T3"><text:tab/><text:tab/>JTextArea textArea_1 = new JTextArea();</text:span></text:p>
      <text:p text:style-name="P7"><text:soft-page-break/><text:span text:style-name="T3"><text:tab/><text:tab/>textArea_1.setBounds(20, 79, 429, 171);</text:span></text:p>
      <text:p text:style-name="P7"><text:span text:style-name="T3"><text:tab/><text:tab/>panel_1.add(textArea_1);</text:span></text:p>
      <text:p text:style-name="P7"><text:span text:style-name="T3"><text:tab/><text:tab/></text:span></text:p>
      <text:p text:style-name="P7"><text:span text:style-name="T3"><text:tab/><text:tab/>passwordField = new JPasswordField("Ruka1234");</text:span></text:p>
      <text:p text:style-name="P7"><text:span text:style-name="T3"><text:tab/><text:tab/>passwordField.setBounds(285, 11, 108, 20);</text:span></text:p>
      <text:p text:style-name="P7"><text:span text:style-name="T3"><text:tab/><text:tab/>frame.getContentPane().add(passwordField);</text:span></text:p>
      <text:p text:style-name="P7"><text:span text:style-name="T3"><text:tab/><text:tab/></text:span></text:p>
      <text:p text:style-name="P7"><text:span text:style-name="T3"><text:tab/><text:tab/>loginTextField = new JTextField();</text:span></text:p>
      <text:p text:style-name="P7"><text:span text:style-name="T3"><text:tab/><text:tab/>loginTextField.setText("volosatayaryka");</text:span></text:p>
      <text:p text:style-name="P7"><text:span text:style-name="T3"><text:tab/><text:tab/>loginTextField.setBounds(54, 11, 86, 20);</text:span></text:p>
      <text:p text:style-name="P7"><text:span text:style-name="T3"><text:tab/><text:tab/>frame.getContentPane().add(loginTextField);</text:span></text:p>
      <text:p text:style-name="P7"><text:span text:style-name="T3"><text:tab/><text:tab/>loginTextField.setColumns(10);</text:span></text:p>
      <text:p text:style-name="P7"><text:span text:style-name="T3"><text:tab/><text:tab/></text:span></text:p>
      <text:p text:style-name="P7"><text:span text:style-name="T3"><text:tab/><text:tab/>JLabel lblLogin = new JLabel("Login");</text:span></text:p>
      <text:p text:style-name="P7"><text:span text:style-name="T3"><text:tab/><text:tab/>lblLogin.setBounds(10, 14, 34, 14);</text:span></text:p>
      <text:p text:style-name="P7"><text:span text:style-name="T3"><text:tab/><text:tab/>frame.getContentPane().add(lblLogin);</text:span></text:p>
      <text:p text:style-name="P7"><text:span text:style-name="T3"><text:tab/><text:tab/></text:span></text:p>
      <text:p text:style-name="P7"><text:span text:style-name="T3"><text:tab/><text:tab/>JLabel lblPassword = new JLabel("Password");</text:span></text:p>
      <text:p text:style-name="P7"><text:span text:style-name="T3"><text:tab/><text:tab/>lblPassword.setBounds(229, 14, 46, 14);</text:span></text:p>
      <text:p text:style-name="P7"><text:span text:style-name="T3"><text:tab/><text:tab/>frame.getContentPane().add(lblPassword);</text:span></text:p>
      <text:p text:style-name="P7"><text:span text:style-name="T3"><text:tab/><text:tab/></text:span></text:p>
      <text:p text:style-name="P7"><text:span text:style-name="T3"><text:tab/><text:tab/>JLabel lblgmailcom = new JLabel("@gmail.com");</text:span></text:p>
      <text:p text:style-name="P7"><text:span text:style-name="T3"><text:tab/><text:tab/>lblgmailcom.setBounds(150, 14, 57, 14);</text:span></text:p>
      <text:p text:style-name="P7"><text:span text:style-name="T3"><text:tab/><text:tab/>frame.getContentPane().add(lblgmailcom);</text:span></text:p>
      <text:p text:style-name="P7"><text:span text:style-name="T3"><text:tab/>}</text:span></text:p>
      <text:p text:style-name="P7"><text:span text:style-name="T3"><text:tab/></text:span></text:p>
      <text:p text:style-name="P7"><text:span text:style-name="T3"><text:tab/>private void sendEmail(){</text:span></text:p>
      <text:p text:style-name="P7"><text:span text:style-name="T3"><text:tab/><text:tab/>Properties mailProp = new Properties();</text:span></text:p>
      <text:p text:style-name="P7"><text:span text:style-name="T3"><text:tab/><text:tab/></text:span></text:p>
      <text:p text:style-name="P7"><text:span text:style-name="T3"><text:tab/><text:tab/>mailProp.put("host", "pop.gmail.com");</text:span></text:p>
      <text:p text:style-name="P7"><text:span text:style-name="T3"><text:tab/><text:tab/></text:span></text:p>
      <text:p text:style-name="P7"><text:span text:style-name="T3"><text:tab/><text:tab/>String from = loginTextField.getText() + "@gmail.com";</text:span></text:p>
      <text:p text:style-name="P7"><text:span text:style-name="T3"><text:tab/><text:tab/>mailProp.put("from", from);</text:span></text:p>
      <text:p text:style-name="P7"><text:span text:style-name="T3"><text:tab/><text:tab/></text:span></text:p>
      <text:p text:style-name="P7"><text:span text:style-name="T3"><text:tab/><text:tab/>String password = new String(passwordField.getPassword());</text:span></text:p>
      <text:p text:style-name="P7"><text:span text:style-name="T3"><text:tab/><text:tab/>mailProp.put("password", password);</text:span></text:p>
      <text:p text:style-name="P7"><text:span text:style-name="T3"><text:tab/><text:tab/></text:span></text:p>
      <text:p text:style-name="P7"><text:span text:style-name="T3"><text:tab/><text:tab/>String to = textField_1.getText();</text:span></text:p>
      <text:p text:style-name="P7"><text:span text:style-name="T3"><text:tab/><text:tab/>mailProp.put("to", to);</text:span></text:p>
      <text:p text:style-name="P6"/>
      <text:p text:style-name="P7"><text:span text:style-name="T3"><text:tab/><text:tab/>sendThread = new MailSender();</text:span></text:p>
      <text:p text:style-name="P7"><text:span text:style-name="T3"><text:tab/><text:tab/></text:span></text:p>
      <text:p text:style-name="P7"><text:span text:style-name="T3"><text:tab/><text:tab/>sendThread.setProperties(mailProp);</text:span></text:p>
      <text:p text:style-name="P7"><text:span text:style-name="T3"><text:tab/><text:tab/>sendThread.setBody("qqqqq");</text:span></text:p>
      <text:p text:style-name="P7"><text:span text:style-name="T3"><text:tab/><text:tab/>sendThread.setSubject(textField_2.getText());</text:span></text:p>
      <text:p text:style-name="P7"><text:span text:style-name="T3"><text:tab/><text:tab/>try{</text:span></text:p>
      <text:p text:style-name="P7"><text:span text:style-name="T3"><text:tab/><text:tab/><text:tab/>sendThread.start();</text:span></text:p>
      <text:p text:style-name="P7"><text:span text:style-name="T3"><text:tab/><text:tab/>} catch (NullPointerException e){</text:span></text:p>
      <text:p text:style-name="P7"><text:span text:style-name="T3"><text:tab/><text:tab/><text:tab/>e.printStackTrace();</text:span></text:p>
      <text:p text:style-name="P7"><text:span text:style-name="T3"><text:tab/><text:tab/>}</text:span></text:p>
      <text:p text:style-name="P7"><text:span text:style-name="T3"><text:tab/>}</text:span></text:p>
      <text:p text:style-name="P7"><text:span text:style-name="T3"><text:tab/></text:span></text:p>
      <text:p text:style-name="P7"><text:span text:style-name="T3"><text:tab/>private void checkThread(){</text:span></text:p>
      <text:p text:style-name="P7"><text:span text:style-name="T3"><text:tab/><text:tab/></text:span></text:p>
      <text:p text:style-name="P7"><text:span text:style-name="T3"><text:tab/><text:tab/>working = !working;</text:span></text:p>
      <text:p text:style-name="P7"><text:span text:style-name="T3"><text:tab/><text:tab/></text:span></text:p>
      <text:p text:style-name="P7"><text:span text:style-name="T3"><text:tab/><text:tab/>if (working) {</text:span></text:p>
      <text:p text:style-name="P7"><text:span text:style-name="T3"><text:tab/><text:tab/><text:tab/>btnStartcheck.setText("stop check");</text:span></text:p>
      <text:p text:style-name="P7"><text:span text:style-name="T3"><text:tab/><text:tab/><text:tab/>Properties mailProp = new Properties();</text:span></text:p>
      <text:p text:style-name="P7"><text:span text:style-name="T3"><text:tab/><text:tab/><text:tab/>mailProp.put("host", "pop.gmail.com");</text:span></text:p>
      <text:p text:style-name="P7"><text:span text:style-name="T3"><text:tab/><text:tab/><text:tab/>String login = loginTextField.getText() + "@gmail.com";</text:span></text:p>
      <text:p text:style-name="P7"><text:span text:style-name="T3"><text:tab/><text:tab/><text:tab/>mailProp.put("user", login);</text:span></text:p>
      <text:p text:style-name="P7"><text:soft-page-break/><text:span text:style-name="T3"><text:tab/><text:tab/><text:tab/>String password = new String(passwordField.getPassword());</text:span></text:p>
      <text:p text:style-name="P7"><text:span text:style-name="T3"><text:tab/><text:tab/><text:tab/>mailProp.put("password", password);</text:span></text:p>
      <text:p text:style-name="P6"/>
      <text:p text:style-name="P7"><text:span text:style-name="T3"><text:tab/><text:tab/><text:tab/>checkThread = new MailChecker();</text:span></text:p>
      <text:p text:style-name="P7"><text:span text:style-name="T3"><text:tab/><text:tab/><text:tab/>checkThread.setProperties(mailProp);</text:span></text:p>
      <text:p text:style-name="P7"><text:span text:style-name="T3"><text:tab/><text:tab/><text:tab/>try {</text:span></text:p>
      <text:p text:style-name="P7"><text:span text:style-name="T3"><text:tab/><text:tab/><text:tab/><text:tab/>checkThread.start();</text:span></text:p>
      <text:p text:style-name="P7"><text:span text:style-name="T3"><text:tab/><text:tab/><text:tab/>} catch (NullPointerException e) {</text:span></text:p>
      <text:p text:style-name="P7"><text:span text:style-name="T3"><text:tab/><text:tab/><text:tab/><text:tab/>e.printStackTrace();</text:span></text:p>
      <text:p text:style-name="P7"><text:span text:style-name="T3"><text:tab/><text:tab/><text:tab/>}</text:span></text:p>
      <text:p text:style-name="P6"/>
      <text:p text:style-name="P7"><text:span text:style-name="T3"><text:tab/><text:tab/>} else {</text:span></text:p>
      <text:p text:style-name="P7"><text:span text:style-name="T3"><text:tab/><text:tab/><text:tab/>btnStartcheck.setText("start check");</text:span></text:p>
      <text:p text:style-name="P6"/>
      <text:p text:style-name="P7"><text:span text:style-name="T3"><text:tab/><text:tab/><text:tab/>if (checkThread.isAlive()) {</text:span></text:p>
      <text:p text:style-name="P7"><text:span text:style-name="T3"><text:tab/><text:tab/><text:tab/><text:tab/>checkThread.setStatus(working);</text:span></text:p>
      <text:p text:style-name="P7"><text:span text:style-name="T3"><text:tab/><text:tab/><text:tab/>}</text:span></text:p>
      <text:p text:style-name="P7"><text:span text:style-name="T3"><text:tab/><text:tab/>}</text:span></text:p>
      <text:p text:style-name="P7"><text:span text:style-name="T3"><text:tab/>}</text:span></text:p>
      <text:p text:style-name="P6"/>
      <text:p text:style-name="P7"><text:span text:style-name="T3"><text:tab/>public static JTextArea getTextArea() {</text:span></text:p>
      <text:p text:style-name="P7"><text:span text:style-name="T3"><text:tab/><text:tab/>return </text:span><text:span text:style-name="T4">textArea</text:span><text:span text:style-name="T3">;</text:span></text:p>
      <text:p text:style-name="P7"><text:span text:style-name="T3"><text:tab/>}</text:span></text:p>
      <text:p text:style-name="P7"><text:span text:style-name="T3">}</text:span></text:p>
      <text:p text:style-name="P7"/>
      <text:p text:style-name="P8"><text:span text:style-name="T3">package ui;</text:span></text:p>
      <text:p text:style-name="P8"><text:span text:style-name="T3"></text:span></text:p>
      <text:p text:style-name="P8"><text:span text:style-name="T3">import java.util.Properties;</text:span></text:p>
      <text:p text:style-name="P8"><text:span text:style-name="T3"></text:span></text:p>
      <text:p text:style-name="P8"><text:span text:style-name="T3">import javax.mail.Message;</text:span></text:p>
      <text:p text:style-name="P8"><text:span text:style-name="T3">import javax.mail.MessagingException;</text:span></text:p>
      <text:p text:style-name="P8"><text:span text:style-name="T3">import javax.mail.Session;</text:span></text:p>
      <text:p text:style-name="P8"><text:span text:style-name="T3">import javax.mail.Transport;</text:span></text:p>
      <text:p text:style-name="P8"><text:span text:style-name="T3">import javax.mail.internet.AddressException;</text:span></text:p>
      <text:p text:style-name="P8"><text:span text:style-name="T3">import javax.mail.internet.InternetAddress;</text:span></text:p>
      <text:p text:style-name="P8"><text:span text:style-name="T3">import javax.mail.internet.MimeMessage;</text:span></text:p>
      <text:p text:style-name="P8"><text:span text:style-name="T3">import javax.swing.JOptionPane;</text:span></text:p>
      <text:p text:style-name="P8"><text:span text:style-name="T3"></text:span></text:p>
      <text:p text:style-name="P8"><text:span text:style-name="T3">public class MailSender extends Thread {</text:span></text:p>
      <text:p text:style-name="P8"><text:span text:style-name="T3"></text:span></text:p>
      <text:p text:style-name="P8"><text:span text:style-name="T3"><text:tab/>private Properties mailProps;</text:span></text:p>
      <text:p text:style-name="P8"><text:span text:style-name="T3"><text:tab/>private String body;</text:span></text:p>
      <text:p text:style-name="P8"><text:span text:style-name="T3"><text:tab/>private String subject;</text:span></text:p>
      <text:p text:style-name="P8"><text:span text:style-name="T3"></text:span></text:p>
      <text:p text:style-name="P8"><text:span text:style-name="T3"><text:tab/>public MailSender() {</text:span></text:p>
      <text:p text:style-name="P8"><text:span text:style-name="T3"><text:tab/><text:tab/>super();</text:span></text:p>
      <text:p text:style-name="P8"><text:span text:style-name="T3"><text:tab/>}</text:span></text:p>
      <text:p text:style-name="P8"><text:span text:style-name="T3"></text:span></text:p>
      <text:p text:style-name="P8"><text:span text:style-name="T3"><text:tab/>@Override</text:span></text:p>
      <text:p text:style-name="P8"><text:span text:style-name="T3"><text:tab/>public void run() {</text:span></text:p>
      <text:p text:style-name="P8"><text:span text:style-name="T3"><text:tab/><text:tab/></text:span></text:p>
      <text:p text:style-name="P8"><text:span text:style-name="T3"><text:tab/><text:tab/>String host = mailProps.getProperty("host");</text:span></text:p>
      <text:p text:style-name="P8"><text:span text:style-name="T3"><text:tab/><text:tab/>String from = mailProps.getProperty("from");</text:span></text:p>
      <text:p text:style-name="P8"><text:span text:style-name="T3"><text:tab/><text:tab/>String to = mailProps.getProperty("to");</text:span></text:p>
      <text:p text:style-name="P8"><text:span text:style-name="T3"><text:tab/><text:tab/>String password = mailProps.getProperty("password");</text:span></text:p>
      <text:p text:style-name="P8"><text:span text:style-name="T3"></text:span></text:p>
      <text:p text:style-name="P8"><text:span text:style-name="T3"><text:tab/><text:tab/>Properties props = System.getProperties();</text:span></text:p>
      <text:p text:style-name="P8"><text:span text:style-name="T3"><text:tab/><text:tab/></text:span></text:p>
      <text:p text:style-name="P8"><text:span text:style-name="T3"><text:tab/><text:tab/>props.put("mail.smtp.starttls.enable", "true");</text:span></text:p>
      <text:p text:style-name="P8"><text:span text:style-name="T3"><text:tab/><text:tab/>props.put("mail.smtp.host", host);</text:span></text:p>
      <text:p text:style-name="P8"><text:span text:style-name="T3"><text:tab/><text:tab/></text:span></text:p>
      <text:p text:style-name="P8"><text:span text:style-name="T3"><text:tab/><text:tab/>props.put("mail.smtp.user", from);</text:span></text:p>
      <text:p text:style-name="P8"><text:soft-page-break/><text:span text:style-name="T3"><text:tab/><text:tab/>props.put("mail.smtp.password", password);</text:span></text:p>
      <text:p text:style-name="P8"><text:span text:style-name="T3"><text:tab/><text:tab/>props.put("mail.smtp.port", "587");</text:span></text:p>
      <text:p text:style-name="P8"><text:span text:style-name="T3"><text:tab/><text:tab/>props.put("mail.smtp.auth", "true");</text:span></text:p>
      <text:p text:style-name="P8"><text:span text:style-name="T3"></text:span></text:p>
      <text:p text:style-name="P8"><text:span text:style-name="T3"><text:tab/><text:tab/>Session session = Session.getDefaultInstance(props);</text:span></text:p>
      <text:p text:style-name="P8"><text:span text:style-name="T3"><text:tab/><text:tab/>MimeMessage message = new MimeMessage(session);</text:span></text:p>
      <text:p text:style-name="P8"><text:span text:style-name="T3"></text:span></text:p>
      <text:p text:style-name="P8"><text:span text:style-name="T3"><text:tab/><text:tab/>try {</text:span></text:p>
      <text:p text:style-name="P8"><text:span text:style-name="T3"><text:tab/><text:tab/><text:tab/>message.setFrom(new InternetAddress(from));</text:span></text:p>
      <text:p text:style-name="P8"><text:span text:style-name="T3"><text:tab/><text:tab/><text:tab/>InternetAddress toAddress = new InternetAddress(to);</text:span></text:p>
      <text:p text:style-name="P8"><text:span text:style-name="T3"></text:span></text:p>
      <text:p text:style-name="P8"><text:span text:style-name="T3"><text:tab/><text:tab/><text:tab/>message.addRecipient(Message.RecipientType.TO, toAddress);</text:span></text:p>
      <text:p text:style-name="P8"><text:span text:style-name="T3"></text:span></text:p>
      <text:p text:style-name="P8"><text:span text:style-name="T3"><text:tab/><text:tab/><text:tab/>message.setSubject(subject);</text:span></text:p>
      <text:p text:style-name="P8"><text:span text:style-name="T3"><text:tab/><text:tab/><text:tab/>message.setText(body);</text:span></text:p>
      <text:p text:style-name="P8"><text:span text:style-name="T3"><text:tab/><text:tab/><text:tab/>Transport transport = session.getTransport("smtp");</text:span></text:p>
      <text:p text:style-name="P8"><text:span text:style-name="T3"><text:tab/><text:tab/><text:tab/>transport.connect(host, from, password);</text:span></text:p>
      <text:p text:style-name="P8"><text:span text:style-name="T3"><text:tab/><text:tab/><text:tab/>transport.sendMessage(message, message.getAllRecipients());</text:span></text:p>
      <text:p text:style-name="P8"><text:span text:style-name="T3"><text:tab/><text:tab/><text:tab/>transport.close();</text:span></text:p>
      <text:p text:style-name="P8"><text:span text:style-name="T3"><text:tab/><text:tab/>} catch (AddressException ae) {</text:span></text:p>
      <text:p text:style-name="P8"><text:span text:style-name="T3"><text:tab/><text:tab/><text:tab/>ae.printStackTrace();</text:span></text:p>
      <text:p text:style-name="P8"><text:span text:style-name="T3"><text:tab/><text:tab/>} catch (MessagingException me) {</text:span></text:p>
      <text:p text:style-name="P8"><text:span text:style-name="T3"><text:tab/><text:tab/><text:tab/>me.printStackTrace();</text:span></text:p>
      <text:p text:style-name="P8"><text:span text:style-name="T3"><text:tab/><text:tab/>}</text:span></text:p>
      <text:p text:style-name="P8"><text:span text:style-name="T3"><text:tab/><text:tab/></text:span></text:p>
      <text:p text:style-name="P8"><text:span text:style-name="T3"><text:tab/><text:tab/>JOptionPane.showMessageDialog(null, "Message send");</text:span></text:p>
      <text:p text:style-name="P8"><text:span text:style-name="T3"><text:tab/>}</text:span></text:p>
      <text:p text:style-name="P8"><text:span text:style-name="T3"></text:span></text:p>
      <text:p text:style-name="P8"><text:span text:style-name="T3"><text:tab/>public void setProperties(Properties mailProps) {</text:span></text:p>
      <text:p text:style-name="P8"><text:span text:style-name="T3"><text:tab/><text:tab/>this.mailProps = mailProps;</text:span></text:p>
      <text:p text:style-name="P8"><text:span text:style-name="T3"><text:tab/>}</text:span></text:p>
      <text:p text:style-name="P8"><text:span text:style-name="T3"><text:tab/></text:span></text:p>
      <text:p text:style-name="P8"><text:span text:style-name="T3"><text:tab/>public void setBody(String body) {</text:span></text:p>
      <text:p text:style-name="P8"><text:span text:style-name="T3"><text:tab/><text:tab/>this.body = body;</text:span></text:p>
      <text:p text:style-name="P8"><text:span text:style-name="T3"><text:tab/>}</text:span></text:p>
      <text:p text:style-name="P8"><text:span text:style-name="T3"></text:span></text:p>
      <text:p text:style-name="P8"><text:span text:style-name="T3"><text:tab/>public void setSubject(String subject) {</text:span></text:p>
      <text:p text:style-name="P8"><text:span text:style-name="T3"><text:tab/><text:tab/>this.subject = subject;</text:span></text:p>
      <text:p text:style-name="P8"><text:span text:style-name="T3"><text:tab/>}</text:span></text:p>
      <text:p text:style-name="P8"><text:span text:style-name="T3"></text:span></text:p>
      <text:p text:style-name="P8"><text:span text:style-name="T3">}</text:span></text:p>
      <text:p text:style-name="P8"/>
      <text:p text:style-name="P8"><text:span text:style-name="T3">package ui;</text:span></text:p>
      <text:p text:style-name="P8"><text:span text:style-name="T3"></text:span></text:p>
      <text:p text:style-name="P8"><text:span text:style-name="T3">import java.util.Properties;</text:span></text:p>
      <text:p text:style-name="P8"><text:span text:style-name="T3"></text:span></text:p>
      <text:p text:style-name="P8"><text:span text:style-name="T3">import javax.mail.Folder;</text:span></text:p>
      <text:p text:style-name="P8"><text:span text:style-name="T3">import javax.mail.Message;</text:span></text:p>
      <text:p text:style-name="P8"><text:span text:style-name="T3">import javax.mail.MessagingException;</text:span></text:p>
      <text:p text:style-name="P8"><text:span text:style-name="T3">import javax.mail.NoSuchProviderException;</text:span></text:p>
      <text:p text:style-name="P8"><text:span text:style-name="T3">import javax.mail.Session;</text:span></text:p>
      <text:p text:style-name="P8"><text:span text:style-name="T3">import javax.mail.Store;</text:span></text:p>
      <text:p text:style-name="P8"><text:span text:style-name="T3">import javax.swing.JTextArea;</text:span></text:p>
      <text:p text:style-name="P8"><text:span text:style-name="T3"></text:span></text:p>
      <text:p text:style-name="P8"><text:span text:style-name="T3">public class MailChecker extends Thread{</text:span></text:p>
      <text:p text:style-name="P8"><text:span text:style-name="T3"><text:tab/></text:span></text:p>
      <text:p text:style-name="P8"><text:span text:style-name="T3"><text:tab/>private volatile boolean status = true;</text:span></text:p>
      <text:p text:style-name="P8"><text:span text:style-name="T3"><text:tab/>private Properties mailProps;</text:span></text:p>
      <text:p text:style-name="P8"><text:span text:style-name="T3"><text:tab/></text:span></text:p>
      <text:p text:style-name="P8"><text:span text:style-name="T3"><text:tab/>public MailChecker() {</text:span></text:p>
      <text:p text:style-name="P8"><text:span text:style-name="T3"><text:tab/><text:tab/>super();</text:span></text:p>
      <text:p text:style-name="P8"><text:span text:style-name="T3"><text:tab/>}</text:span></text:p>
      <text:p text:style-name="P8"><text:soft-page-break/><text:span text:style-name="T3"><text:tab/></text:span></text:p>
      <text:p text:style-name="P8"><text:span text:style-name="T3"><text:tab/>@Override</text:span></text:p>
      <text:p text:style-name="P8"><text:span text:style-name="T3"><text:tab/>public void run() {</text:span></text:p>
      <text:p text:style-name="P8"><text:span text:style-name="T3"><text:tab/><text:tab/></text:span></text:p>
      <text:p text:style-name="P8"><text:span text:style-name="T3"><text:tab/><text:tab/>if(mailProps == null){</text:span></text:p>
      <text:p text:style-name="P8"><text:span text:style-name="T3"><text:tab/><text:tab/><text:tab/>throw new NullPointerException("mail properties not initialaized");</text:span></text:p>
      <text:p text:style-name="P8"><text:span text:style-name="T3"><text:tab/><text:tab/>}</text:span></text:p>
      <text:p text:style-name="P8"><text:span text:style-name="T3"><text:tab/><text:tab/></text:span></text:p>
      <text:p text:style-name="P8"><text:span text:style-name="T3"><text:tab/><text:tab/>String host = mailProps.getProperty("host");</text:span></text:p>
      <text:p text:style-name="P8"><text:span text:style-name="T3"><text:tab/><text:tab/>String user = mailProps.getProperty("user");</text:span></text:p>
      <text:p text:style-name="P8"><text:span text:style-name="T3"><text:tab/><text:tab/>String password = mailProps.getProperty("password");</text:span></text:p>
      <text:p text:style-name="P8"><text:span text:style-name="T3"><text:tab/><text:tab/></text:span></text:p>
      <text:p text:style-name="P8"><text:span text:style-name="T3"><text:tab/><text:tab/>JTextArea textArea = MainGUI.getTextArea();</text:span></text:p>
      <text:p text:style-name="P8"><text:span text:style-name="T3"><text:tab/><text:tab/></text:span></text:p>
      <text:p text:style-name="P8"><text:span text:style-name="T3"><text:tab/><text:tab/>if(host == null || user == null || password == null){</text:span></text:p>
      <text:p text:style-name="P8"><text:span text:style-name="T3"><text:tab/><text:tab/><text:tab/>throw new NullPointerException("mail properties have null value");</text:span></text:p>
      <text:p text:style-name="P8"><text:span text:style-name="T3"><text:tab/><text:tab/>}</text:span></text:p>
      <text:p text:style-name="P8"><text:span text:style-name="T3"><text:tab/><text:tab/></text:span></text:p>
      <text:p text:style-name="P8"><text:span text:style-name="T3"><text:tab/><text:tab/>int delay = 10000;</text:span></text:p>
      <text:p text:style-name="P8"><text:span text:style-name="T3"><text:tab/><text:tab/>while(status){</text:span></text:p>
      <text:p text:style-name="P8"><text:span text:style-name="T3"><text:tab/><text:tab/><text:tab/>try {</text:span></text:p>
      <text:p text:style-name="P8"><text:span text:style-name="T3"><text:tab/><text:tab/><text:tab/><text:tab/>// create properties field</text:span></text:p>
      <text:p text:style-name="P8"><text:span text:style-name="T3"><text:tab/><text:tab/><text:tab/><text:tab/>Properties properties = new Properties();</text:span></text:p>
      <text:p text:style-name="P8"><text:span text:style-name="T3"><text:tab/><text:tab/><text:tab/><text:tab/></text:span></text:p>
      <text:p text:style-name="P8"><text:span text:style-name="T3"><text:tab/><text:tab/><text:tab/><text:tab/>properties.put("mail.pop3.host", host);</text:span></text:p>
      <text:p text:style-name="P8"><text:span text:style-name="T3"><text:tab/><text:tab/><text:tab/><text:tab/>properties.put("mail.pop3.port", "995");</text:span></text:p>
      <text:p text:style-name="P8"><text:span text:style-name="T3"><text:tab/><text:tab/><text:tab/><text:tab/>properties.put("mail.pop3.starttls.enable", "true");</text:span></text:p>
      <text:p text:style-name="P8"><text:span text:style-name="T3"><text:tab/><text:tab/><text:tab/><text:tab/>Session emailSession = Session.getDefaultInstance(properties);</text:span></text:p>
      <text:p text:style-name="P8"><text:span text:style-name="T3"></text:span></text:p>
      <text:p text:style-name="P8"><text:span text:style-name="T3"><text:tab/><text:tab/><text:tab/><text:tab/>// create the POP3 store object and connect with the pop server</text:span></text:p>
      <text:p text:style-name="P8"><text:span text:style-name="T3"><text:tab/><text:tab/><text:tab/><text:tab/>Store store = emailSession.getStore("pop3s");</text:span></text:p>
      <text:p text:style-name="P8"><text:span text:style-name="T3"></text:span></text:p>
      <text:p text:style-name="P8"><text:span text:style-name="T3"><text:tab/><text:tab/><text:tab/><text:tab/>store.connect(host, user, password);</text:span></text:p>
      <text:p text:style-name="P8"><text:span text:style-name="T3"></text:span></text:p>
      <text:p text:style-name="P8"><text:span text:style-name="T3"><text:tab/><text:tab/><text:tab/><text:tab/>// create the folder object and open it</text:span></text:p>
      <text:p text:style-name="P8"><text:span text:style-name="T3"><text:tab/><text:tab/><text:tab/><text:tab/>Folder emailFolder = store.getFolder("INBOX");</text:span></text:p>
      <text:p text:style-name="P8"><text:span text:style-name="T3"><text:tab/><text:tab/><text:tab/><text:tab/>emailFolder.open(Folder.READ_ONLY);</text:span></text:p>
      <text:p text:style-name="P8"><text:span text:style-name="T3"></text:span></text:p>
      <text:p text:style-name="P8"><text:span text:style-name="T3"><text:tab/><text:tab/><text:tab/><text:tab/>// retrieve the messages from the folder in an array and print it</text:span></text:p>
      <text:p text:style-name="P8"><text:span text:style-name="T3"><text:tab/><text:tab/><text:tab/><text:tab/>Message[] messages = emailFolder.getMessages();</text:span></text:p>
      <text:p text:style-name="P8"><text:span text:style-name="T3"><text:tab/><text:tab/><text:tab/><text:tab/>textArea.append("\nmessages.length - " + messages.length);</text:span></text:p>
      <text:p text:style-name="P8"><text:span text:style-name="T3"></text:span></text:p>
      <text:p text:style-name="P8"><text:span text:style-name="T3"><text:tab/><text:tab/><text:tab/><text:tab/>for (int i = 0, n = messages.length; i &lt; n; i++) {</text:span></text:p>
      <text:p text:style-name="P8"><text:span text:style-name="T3"><text:tab/><text:tab/><text:tab/><text:tab/><text:tab/>Message message = messages[i];</text:span></text:p>
      <text:p text:style-name="P8"><text:span text:style-name="T3"><text:tab/><text:tab/><text:tab/><text:tab/><text:tab/>textArea.append("\n---------------------------------");</text:span></text:p>
      <text:p text:style-name="P8"><text:span text:style-name="T3"><text:tab/><text:tab/><text:tab/><text:tab/><text:tab/>textArea.append("\nEmail Number " + (i + 1));</text:span></text:p>
      <text:p text:style-name="P8"><text:span text:style-name="T3"><text:tab/><text:tab/><text:tab/><text:tab/><text:tab/>textArea.append("\nSubject: " + message.getSubject());</text:span></text:p>
      <text:p text:style-name="P8"><text:span text:style-name="T3"><text:tab/><text:tab/><text:tab/><text:tab/><text:tab/>textArea.append("\nFrom: " + message.getFrom()[0]);</text:span></text:p>
      <text:p text:style-name="P8"><text:span text:style-name="T3"><text:tab/><text:tab/><text:tab/><text:tab/><text:tab/>textArea.append("\nText: \n" + message.getContent().toString());</text:span></text:p>
      <text:p text:style-name="P8"><text:span text:style-name="T3"><text:tab/><text:tab/><text:tab/><text:tab/><text:tab/>textArea.append("\n---------------------------------");</text:span></text:p>
      <text:p text:style-name="P8"><text:span text:style-name="T3"><text:tab/><text:tab/><text:tab/><text:tab/>}</text:span></text:p>
      <text:p text:style-name="P8"><text:soft-page-break/><text:span text:style-name="T3"></text:span></text:p>
      <text:p text:style-name="P8"><text:span text:style-name="T3"><text:tab/><text:tab/><text:tab/><text:tab/>// close the store and folder objects</text:span></text:p>
      <text:p text:style-name="P8"><text:span text:style-name="T3"><text:tab/><text:tab/><text:tab/><text:tab/>emailFolder.close(false);</text:span></text:p>
      <text:p text:style-name="P8"><text:span text:style-name="T3"><text:tab/><text:tab/><text:tab/><text:tab/>store.close();</text:span></text:p>
      <text:p text:style-name="P8"><text:span text:style-name="T3"></text:span></text:p>
      <text:p text:style-name="P8"><text:span text:style-name="T3"><text:tab/><text:tab/><text:tab/>} catch (NoSuchProviderException e) {</text:span></text:p>
      <text:p text:style-name="P8"><text:span text:style-name="T3"><text:tab/><text:tab/><text:tab/><text:tab/>e.printStackTrace();</text:span></text:p>
      <text:p text:style-name="P8"><text:span text:style-name="T3"><text:tab/><text:tab/><text:tab/>} catch (MessagingException e) {</text:span></text:p>
      <text:p text:style-name="P8"><text:span text:style-name="T3"><text:tab/><text:tab/><text:tab/><text:tab/>e.printStackTrace();</text:span></text:p>
      <text:p text:style-name="P8"><text:span text:style-name="T3"><text:tab/><text:tab/><text:tab/>} catch (Exception e) {</text:span></text:p>
      <text:p text:style-name="P8"><text:span text:style-name="T3"><text:tab/><text:tab/><text:tab/><text:tab/>e.printStackTrace();</text:span></text:p>
      <text:p text:style-name="P8"><text:span text:style-name="T3"><text:tab/><text:tab/><text:tab/>}</text:span></text:p>
      <text:p text:style-name="P8"><text:span text:style-name="T3"><text:tab/><text:tab/><text:tab/></text:span></text:p>
      <text:p text:style-name="P8"><text:span text:style-name="T3"><text:tab/><text:tab/><text:tab/>try {</text:span></text:p>
      <text:p text:style-name="P8"><text:span text:style-name="T3"><text:tab/><text:tab/><text:tab/><text:tab/>sleep(delay);</text:span></text:p>
      <text:p text:style-name="P8"><text:span text:style-name="T3"><text:tab/><text:tab/><text:tab/>} catch (InterruptedException e) {</text:span></text:p>
      <text:p text:style-name="P8"><text:span text:style-name="T3"><text:tab/><text:tab/><text:tab/><text:tab/>e.printStackTrace();</text:span></text:p>
      <text:p text:style-name="P8"><text:span text:style-name="T3"><text:tab/><text:tab/><text:tab/>}</text:span></text:p>
      <text:p text:style-name="P8"><text:span text:style-name="T3"><text:tab/><text:tab/>}</text:span></text:p>
      <text:p text:style-name="P8"><text:span text:style-name="T3"><text:tab/>}</text:span></text:p>
      <text:p text:style-name="P8"><text:span text:style-name="T3"></text:span></text:p>
      <text:p text:style-name="P8"><text:span text:style-name="T3"><text:tab/>public void setStatus(boolean status) {</text:span></text:p>
      <text:p text:style-name="P8"><text:span text:style-name="T3"><text:tab/><text:tab/>this.status = status;</text:span></text:p>
      <text:p text:style-name="P8"><text:span text:style-name="T3"><text:tab/>}</text:span></text:p>
      <text:p text:style-name="P8"><text:span text:style-name="T3"></text:span></text:p>
      <text:p text:style-name="P8"><text:span text:style-name="T3"><text:tab/>public void setProperties(Properties properties) {</text:span></text:p>
      <text:p text:style-name="P8"><text:span text:style-name="T3"><text:tab/><text:tab/>this.mailProps = properties;</text:span></text:p>
      <text:p text:style-name="P8"><text:span text:style-name="T3"><text:tab/>}</text:span></text:p>
      <text:p text:style-name="P8"><text:span text:style-name="T3"></text:span></text:p>
      <text:p text:style-name="P8"><text:span text:style-name="T3">}</text:span></text:p>
      <text:p text:style-name="P8"/>
      <text:p text:style-name="P10">ВЫВОДЫ</text:p>
      <text:p text:style-name="P9"><text:tab/>В ходе лабораторной работы было создано приложение с использованием Java Mail API, которое производит <text:span text:style-name="T5">чтение всех писем из почтового ящика пользователя. Также с помощью данной программы можна отсылать письма по указанному адресу электронной почт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22:57:06.107752077</meta:creation-date>
    <dc:date>2015-05-21T23:39:03.959004191</dc:date>
    <meta:editing-duration>PT11M32S</meta:editing-duration>
    <meta:editing-cycles>1</meta:editing-cycles>
    <meta:document-statistic meta:table-count="0" meta:image-count="0" meta:object-count="0" meta:page-count="8" meta:paragraph-count="374" meta:word-count="1274" meta:character-count="12910" meta:non-whitespace-character-count="11017"/>
    <meta:generator>LibreOffice/4.2.8.2$Linux_X86_64 LibreOffice_project/420m0$Build-2</meta:generator>
  </office:meta>
</office:document-meta>
</file>